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d65d" officeooo:paragraph-rsid="0001d6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65d" officeooo:paragraph-rsid="0001d65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 de rend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3T13:16:35.179000000</dc:date>
    <meta:editing-duration>PT24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2"/>
  </office:meta>
</office:document-meta>
</file>